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8e8e8" draw:textarea-horizontal-align="justify" draw:textarea-vertical-align="middle" draw:auto-grow-height="false" fo:min-height="5.214cm" fo:min-width="9.26cm"/>
    </style:style>
    <style:style style:name="gr2" style:family="graphic" style:parent-style-name="standard">
      <style:graphic-properties draw:stroke="none" draw:fill-color="#d0d0d0" draw:textarea-horizontal-align="justify" draw:textarea-vertical-align="middle" draw:auto-grow-height="false" fo:min-height="7.624cm" fo:min-width="14.23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svg:stroke-color="#000000" draw:fill-color="#007ffe" draw:textarea-horizontal-align="justify" draw:textarea-vertical-align="middle" draw:auto-grow-height="false" fo:min-height="1.02cm" fo:min-width="3.31cm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color="#007ffe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939393" draw:textarea-horizontal-align="justify" draw:textarea-vertical-align="middle" draw:auto-grow-height="false" fo:min-height="1.02cm" fo:min-width="6.8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15" style:family="graphic" style:parent-style-name="standard">
      <style:graphic-properties draw:stroke="none" draw:fill-color="#f9f5f5" draw:textarea-horizontal-align="justify" draw:textarea-vertical-align="middle" draw:auto-grow-height="false" fo:min-height="2.138cm" fo:min-width="9.268cm"/>
    </style:style>
    <style:style style:name="gr16" style:family="graphic" style:parent-style-name="objectwithoutfill">
      <style:graphic-properties draw:stroke="dash" draw:stroke-dash="Ultrafine_20_Dashed" svg:stroke-color="#007ffe" draw:fill="solid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e8e8e8"/>
      <style:paragraph-properties fo:text-align="center"/>
    </style:style>
    <style:style style:name="P2" style:family="paragraph">
      <loext:graphic-properties draw:fill-color="#d0d0d0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007ff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007ffe" fo:font-size="13pt" style:font-size-asian="13pt" style:font-size-complex="13pt"/>
    </style:style>
    <style:style style:name="P9" style:family="paragraph">
      <style:paragraph-properties fo:text-align="center" style:writing-mode="lr-tb"/>
      <style:text-properties fo:font-size="14pt"/>
    </style:style>
    <style:style style:name="P10" style:family="paragraph">
      <loext:graphic-properties draw:fill="solid" draw:fill-color="#939393"/>
      <style:paragraph-properties fo:text-align="center" style:writing-mode="lr-tb"/>
      <style:text-properties fo:font-size="14pt"/>
    </style:style>
    <style:style style:name="P11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>
      <loext:graphic-properties draw:fill-color="#f9f5f5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7ffe" fo:font-size="13pt" style:font-size-asian="13pt" style:font-size-complex="13pt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76cm" svg:height="5.464cm" svg:x="15.386cm" svg:y="0.1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732cm" svg:height="7.874cm" svg:x="0.654cm" svg:y="0.1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27cm" svg:x="0.908cm" svg:y="2.918cm">
          <text:p text:style-name="P3">INE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27cm" svg:x="5.734cm" svg:y="2.918cm">
          <text:p text:style-name="P3">artery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718cm" svg:y1="3.526cm" svg:x2="5.734cm" svg:y2="3.526cm">
          <text:p/>
        </draw:line>
        <draw:custom-shape draw:style-name="gr3" draw:text-style-name="P4" draw:layer="layout" svg:width="3.81cm" svg:height="1.27cm" svg:x="5.734cm" svg:y="5.458cm">
          <text:p text:style-name="P3">SimuLTE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512cm" svg:y1="5.458cm" svg:x2="7.512cm" svg:y2="4.188cm">
          <text:p/>
        </draw:line>
        <draw:line draw:style-name="gr4" draw:text-style-name="P5" draw:layer="layout" svg:x1="2.94cm" svg:y1="5.966cm" svg:x2="5.734cm" svg:y2="5.966cm">
          <text:p/>
        </draw:line>
        <draw:line draw:style-name="gr6" draw:text-style-name="P5" draw:layer="layout" svg:x1="2.94cm" svg:y1="7.744cm" svg:x2="2.94cm" svg:y2="4.188cm">
          <text:p/>
        </draw:line>
        <draw:custom-shape draw:style-name="gr3" draw:text-style-name="P4" draw:layer="layout" svg:width="3.81cm" svg:height="1.27cm" svg:x="19.41cm" svg:y="1.632cm">
          <text:p text:style-name="P3">SUM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27cm" svg:x="5.734cm" svg:y="0.632cm">
          <text:p text:style-name="P3">vein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512cm" svg:y1="1.902cm" svg:x2="7.512cm" svg:y2="2.918cm">
          <text:p/>
        </draw:line>
        <draw:line draw:style-name="gr4" draw:text-style-name="P5" draw:layer="layout" svg:x1="10.56cm" svg:y1="1.28cm" svg:x2="9.544cm" svg:y2="1.28cm">
          <text:p/>
        </draw:line>
        <draw:line draw:style-name="gr4" draw:text-style-name="P5" draw:layer="layout" svg:x1="18.688cm" svg:y1="3.526cm" svg:x2="9.544cm" svg:y2="3.526cm">
          <text:p/>
        </draw:line>
        <draw:line draw:style-name="gr6" draw:text-style-name="P5" draw:layer="layout" svg:x1="10.56cm" svg:y1="3.526cm" svg:x2="10.56cm" svg:y2="1.28cm">
          <text:p/>
        </draw:line>
        <draw:custom-shape draw:style-name="gr3" draw:text-style-name="P4" draw:layer="layout" svg:width="3.81cm" svg:height="1.27cm" svg:x="10.734cm" svg:y="5.458cm">
          <text:p text:style-name="P3">simu5G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544cm" svg:y1="6.066cm" svg:x2="10.734cm" svg:y2="6.066cm">
          <text:p/>
        </draw:line>
        <draw:line draw:style-name="gr6" draw:text-style-name="P5" draw:layer="layout" svg:x1="2.94cm" svg:y1="7.744cm" svg:x2="12.592cm" svg:y2="7.744cm">
          <text:p/>
        </draw:line>
        <draw:line draw:style-name="gr4" draw:text-style-name="P5" draw:layer="layout" svg:x1="12.566cm" svg:y1="7.744cm" svg:x2="12.566cm" svg:y2="6.728cm">
          <text:p/>
        </draw:line>
        <draw:frame draw:style-name="gr7" draw:text-style-name="P6" draw:layer="layout" svg:width="3.556cm" svg:height="0.962cm" svg:x="0.662cm" svg:y="0.278cm">
          <draw:text-box>
            <text:p>OMNeT++</text:p>
          </draw:text-box>
        </draw:frame>
        <draw:custom-shape draw:style-name="gr8" draw:text-style-name="P7" draw:layer="layout" svg:width="3.81cm" svg:height="1.27cm" svg:x="19.41cm" svg:y="3.432cm">
          <text:p text:style-name="P3">Vadere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9.41cm" svg:y1="4.064cm" svg:x2="9.544cm" svg:y2="4.034cm">
          <text:p/>
        </draw:line>
        <draw:frame draw:style-name="gr10" draw:text-style-name="P8" draw:layer="layout" svg:width="3.81cm" svg:height="0.763cm" svg:x="17.534cm" svg:y="4.625cm">
          <draw:text-box>
            <text:p><text:span text:style-name="T1">novel</text:span></text:p>
          </draw:text-box>
        </draw:frame>
        <draw:custom-shape draw:style-name="gr11" draw:text-style-name="P10" draw:layer="layout" svg:width="7.366cm" svg:height="1.27cm" svg:x="10.93cm" svg:y="2.956cm">
          <text:p text:style-name="P9"><text:span text:style-name="T2">Traffic Control Interface (TraCI)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968cm" svg:height="1.673cm" svg:x="15.262cm" svg:y="0.278cm">
          <draw:text-box>
            <text:p>Mobility simulators</text:p>
          </draw:text-box>
        </draw:frame>
        <draw:frame draw:style-name="gr12" draw:text-style-name="P11" draw:layer="layout" svg:width="4.318cm" svg:height="1.673cm" svg:x="7.512cm" svg:y="4.572cm">
          <draw:text-box>
            <text:p><text:span text:style-name="T3">optional</text:span></text:p>
          </draw:text-box>
        </draw:frame>
        <draw:frame draw:style-name="gr12" draw:text-style-name="P11" draw:layer="layout" svg:width="4.318cm" svg:height="1.673cm" svg:x="7.512cm" svg:y="1.973cm">
          <draw:text-box>
            <text:p><text:span text:style-name="T3">optional</text:span></text:p>
          </draw:text-box>
        </draw:frame>
        <draw:frame draw:style-name="gr13" draw:text-style-name="P11" draw:layer="layout" svg:width="7.928cm" svg:height="2.384cm" svg:x="4.196cm" svg:y="7.058cm">
          <draw:text-box>
            <text:p><text:span text:style-name="T3">(“INET is imported by simu5G”)</text:span></text:p>
          </draw:text-box>
        </draw:frame>
        <draw:line draw:style-name="gr6" draw:text-style-name="P5" draw:layer="layout" svg:x1="18.688cm" svg:y1="3.505cm" svg:x2="18.688cm" svg:y2="2.337cm">
          <text:p/>
        </draw:line>
        <draw:line draw:style-name="gr14" draw:text-style-name="P5" draw:layer="layout" svg:x1="19.41cm" svg:y1="2.337cm" svg:x2="18.688cm" svg:y2="2.337cm">
          <text:p/>
        </draw:line>
        <draw:custom-shape draw:style-name="gr15" draw:text-style-name="P12" draw:layer="layout" svg:width="9.768cm" svg:height="2.388cm" svg:x="15.386cm" svg:y="5.58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0.454cm" svg:height="1.673cm" svg:x="15.362cm" svg:y="7.079cm">
          <draw:text-box>
            <text:p>Route recommendation simulator</text:p>
          </draw:text-box>
        </draw:frame>
        <draw:custom-shape draw:style-name="gr8" draw:text-style-name="P7" draw:layer="layout" svg:width="3.81cm" svg:height="1.27cm" svg:x="19.51cm" svg:y="5.832cm">
          <text:p text:style-name="P3">flowcontrol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9.51cm" svg:y1="6.502cm" svg:x2="17.488cm" svg:y2="6.502cm">
          <text:p/>
        </draw:line>
        <draw:line draw:style-name="gr16" draw:text-style-name="P5" draw:layer="layout" svg:x1="17.488cm" svg:y1="4.226cm" svg:x2="17.488cm" svg:y2="6.55cm">
          <text:p/>
        </draw:line>
        <draw:line draw:style-name="gr16" draw:text-style-name="P5" draw:layer="layout" svg:x1="21.336cm" svg:y1="4.702cm" svg:x2="21.336cm" svg:y2="5.832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8.1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879cm" svg:x="1cm" svg:y="4.833cm"/>
      <draw:page-thumbnail draw:layer="backgroundobjects" svg:width="8.999cm" svg:height="2.879cm" svg:x="1cm" svg:y="13.409cm"/>
      <draw:page-thumbnail draw:layer="backgroundobjects" svg:width="8.999cm" svg:height="2.879cm" svg:x="1cm" svg:y="21.985cm"/>
      <draw:page-thumbnail draw:layer="backgroundobjects" svg:width="8.999cm" svg:height="2.879cm" svg:x="11cm" svg:y="4.833cm"/>
      <draw:page-thumbnail draw:layer="backgroundobjects" svg:width="8.999cm" svg:height="2.879cm" svg:x="11cm" svg:y="13.409cm"/>
      <draw:page-thumbnail draw:layer="backgroundobjects" svg:width="8.999cm" svg:height="2.879cm" svg:x="11cm" svg:y="21.98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12:55:51.463928382</meta:creation-date>
    <dc:date>2024-02-21T09:17:08.861740405</dc:date>
    <meta:editing-duration>PT10M49S</meta:editing-duration>
    <meta:editing-cycles>5</meta:editing-cycles>
    <meta:generator>LibreOffice/6.4.7.2$Linux_X86_64 LibreOffice_project/40$Build-2</meta:generator>
    <meta:document-statistic meta:object-count="59"/>
  </office:meta>
</office:document-meta>
</file>